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ff3333" draw:fill="solid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1.5cm" svg:x="4.5cm" svg:y="4.5cm">
          <text:p text:style-name="P1">Фонарик +++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1.5cm" svg:x="4.5cm" svg:y="7cm">
          <text:p text:style-name="P1">Волны <text:s/>+++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1.5cm" svg:x="4.5cm" svg:y="9.5cm">
          <text:p text:style-name="P1">Обрезанные кубики <text:s/>++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1.5cm" svg:x="4.5cm" svg:y="12cm">
          <text:p text:style-name="P1">Вращение <text:s/>++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1.5cm" svg:x="4.5cm" svg:y="14.5cm">
          <text:p text:style-name="P1">Переворот <text:s/>+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1.5cm" svg:x="17.5cm" svg:y="4.5cm">
          <text:p text:style-name="P1">Освещённые фоны <text:s/>+++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cm" svg:height="1.5cm" svg:x="17.5cm" svg:y="7cm">
          <text:p text:style-name="P1">Одиночный кубик <text:s/>++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1.5cm" svg:x="17.5cm" svg:y="9.5cm">
          <text:p text:style-name="P1">Шарики-привидения <text:s/>++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1.5cm" svg:x="17.5cm" svg:y="12cm">
          <text:p text:style-name="P1">Очередь подсказок <text:s/>+++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1.5cm" svg:x="17.5cm" svg:y="14.5cm">
          <text:p text:style-name="P1">Кража фигурки <text:s/>+++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5cm" svg:y1="5.25cm" svg:x2="17.5cm" svg:y2="5.25cm" svg:d="m12500 5250h5000">
          <text:p/>
        </draw:connector>
        <draw:custom-shape draw:style-name="gr2" draw:text-style-name="P1" draw:layer="layout" svg:width="8cm" svg:height="1.5cm" svg:x="17.5cm" svg:y="17cm">
          <text:p text:style-name="P1">Прицел <text:s/>++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drei </meta:initial-creator>
    <meta:creation-date>2010-04-11T00:36:08.07</meta:creation-date>
    <dc:date>2010-04-12T19:43:18.22</dc:date>
    <dc:creator>Andrei </dc:creator>
    <meta:editing-duration>PT00H59M29S</meta:editing-duration>
    <meta:editing-cycles>5</meta:editing-cycles>
    <meta:generator>OpenOffice.org/3.1$Win32 OpenOffice.org_project/310m19$Build-9420</meta:generator>
    <meta:document-statistic meta:object-count="12"/>
  </office:meta>
</office:document-meta>
</file>